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Preformatted_20_Text">
      <style:text-properties fo:font-size="18pt" style:font-size-asian="18pt" style:font-size-complex="18pt"/>
    </style:style>
    <style:style style:name="P2" style:family="paragraph" style:parent-style-name="Preformatted_20_Text">
      <style:text-properties fo:font-size="18pt" fo:font-weight="bold" style:font-size-asian="18pt" style:font-size-complex="18pt"/>
    </style:style>
    <style:style style:name="T1" style:family="text">
      <style:text-properties style:language-asian="ja" style:country-asian="JP"/>
    </style:style>
    <style:style style:name="T2" style:family="text">
      <style:text-properties fo:font-weight="bold"/>
    </style:style>
    <style:style style:name="T3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 You Are My Sun<text:span text:style-name="T1">shine</text:span></text:p>
      <text:p text:style-name="P1">|---------------------|-------------|---------------------|-------------|</text:p>
      <text:p text:style-name="P1">|---------------------|-<text:span text:style-name="T2">0</text:span>-----<text:span text:style-name="T2">0</text:span>-----|-<text:span text:style-name="T2">0</text:span>----<text:span text:style-name="T2">0</text:span>---------<text:span text:style-name="T2">0</text:span>----|-------------|</text:p>
      <text:p text:style-name="P1">|-----------<text:span text:style-name="T2">0</text:span>----<text:span text:style-name="T2">2</text:span>----|-<text:span text:style-name="T2">0</text:span>-----------|-----------<text:span text:style-name="T2">2</text:span>---------|-<text:span text:style-name="T2">0</text:span>-----<text:span text:style-name="T2">0</text:span>-----|</text:p>
      <text:p text:style-name="P1">|------<text:span text:style-name="T2">0</text:span>--------------|-<text:span text:style-name="T2">0</text:span>-----------|---------------------|-<text:span text:style-name="T2">0</text:span>-----------|</text:p>
      <text:p text:style-name="P1">|---------------------|-------------|---------------------|-------------|</text:p>
      <text:p text:style-name="P1">|---------------------|-------------|---------------------|-------------|</text:p>
      <text:p text:style-name="P1"/>
      <text:p text:style-name="P1">|---------------------|-------<text:span text:style-name="T2">0</text:span>-----|-<text:span text:style-name="T2">0</text:span>---------------|--------|</text:p>
      <text:p text:style-name="P1">|----------------<text:span text:style-name="T2">0</text:span>----|-<text:span text:style-name="T2">1</text:span>-----------|-------<text:span text:style-name="T2">3</text:span>----<text:span text:style-name="T2">1</text:span>----|-<text:span text:style-name="T2">0</text:span>------|</text:p>
      <text:p text:style-name="P1">|-<text:span text:style-name="T2">0</text:span>----<text:span text:style-name="T2">0</text:span>----<text:span text:style-name="T2">2</text:span>---------|-<text:span text:style-name="T2">0</text:span>-----------|-----------------|-<text:span text:style-name="T2">0</text:span>------|</text:p>
      <text:p text:style-name="P1">|---------------------|-<text:span text:style-name="T2">2</text:span>-----------|-----------------|-<text:span text:style-name="T2">0</text:span>------|</text:p>
      <text:p text:style-name="P1">|---------------------|-------------|-----------------|--------|</text:p>
      <text:p text:style-name="P1">|---------------------|-------------|-----------------|--------|</text:p>
      <text:p text:style-name="P1"/>
      <text:p text:style-name="P1">|---------------------|-------<text:span text:style-name="T2">0</text:span>-----|-<text:span text:style-name="T2">0</text:span>----<text:span text:style-name="T2">0</text:span>--------------|-------------|</text:p>
      <text:p text:style-name="P1">|-<text:span text:style-name="T2">0</text:span>--------------<text:span text:style-name="T2">0</text:span>----|-<text:span text:style-name="T2">1</text:span>-----------|-----------<text:span text:style-name="T2">3</text:span>----<text:span text:style-name="T2">1</text:span>----|-<text:span text:style-name="T2">0</text:span>-----------|</text:p>
      <text:p text:style-name="P1">|------<text:span text:style-name="T2">0</text:span>----<text:span text:style-name="T2">2</text:span>---------|-<text:span text:style-name="T2">0</text:span>-----------|---------------------|-<text:span text:style-name="T2">0</text:span>-----<text:span text:style-name="T2">0</text:span>-----|</text:p>
      <text:p text:style-name="P1">|---------------------|-<text:span text:style-name="T2">2</text:span>-----------|---------------------|-<text:span text:style-name="T2">0</text:span>-----------|</text:p>
      <text:p text:style-name="P1">|---------------------|-------------|---------------------|-------------|</text:p>
      <text:p text:style-name="P1">|---------------------|-------------|---------------------|-------------|</text:p>
      <text:p text:style-name="P1"/>
      <text:p text:style-name="P1">|---------------------|-------------|-----------------|--------|</text:p>
      <text:p text:style-name="P1">|---------------------|-<text:span text:style-name="T2">0</text:span>------<text:span text:style-name="T2">1</text:span>----|------------<text:span text:style-name="T2">0</text:span>----|--------|</text:p>
      <text:p text:style-name="P1">|-<text:span text:style-name="T2">0</text:span>---------<text:span text:style-name="T2">0</text:span>----<text:span text:style-name="T2">2</text:span>----|-<text:span text:style-name="T2">0</text:span>-----------|-<text:span text:style-name="T2">2</text:span>-----<text:span text:style-name="T2">2</text:span>---------|-<text:span text:style-name="T2">0</text:span>------|</text:p>
      <text:p text:style-name="P1">|---------------------|-<text:span text:style-name="T2">0</text:span>-----------|-<text:span text:style-name="T2">0</text:span>---------------|-<text:span text:style-name="T2">0</text:span>------|</text:p>
      <text:p text:style-name="P1">|---------------------|-------------|-----------------|--------|</text:p>
      <text:p text:style-name="Preformatted_20_Text"><text:span text:style-name="T3">|---------------------|-------------|-----------------|--------|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4-30T19:27:59.37</dc:date>
    <dc:creator>Tomo Soichiro</dc:creator>
    <meta:generator>OpenOffice/4.1.9$Win32 OpenOffice.org_project/419m1$Build-9805</meta:generator>
    <meta:editing-duration>PT1H5M1S</meta:editing-duration>
    <meta:editing-cycles>3</meta:editing-cycles>
    <meta:printed-by>Tomo Soichiro</meta:printed-by>
    <meta:print-date>2021-04-30T18:58:19.55</meta:print-date>
    <meta:document-statistic meta:table-count="0" meta:image-count="0" meta:object-count="0" meta:page-count="1" meta:paragraph-count="25" meta:word-count="152" meta:character-count="1670"/>
  </office:meta>
</office:document-meta>
</file>